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54cm" fo:min-width="1.97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cm" svg:height="3.4cm" svg:x="2.6cm" svg:y="9.2cm">
          <text:p text:style-name="P1">Skate Park<text:line-break/>ID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cm" svg:height="3.4cm" svg:x="14.9cm" svg:y="9.1cm">
          <text:p text:style-name="P1">Skate Park<text:line-break/>ID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.4cm" svg:x="8.4cm" svg:y="9.2cm">
          <text:p text:style-name="P1">Skate Park<text:line-break/>ID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3.4cm" svg:x="8.4cm" svg:y="1.6cm">
          <text:p text:style-name="P1">Current<text:line-break/>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6cm" svg:y1="4.1cm" svg:x2="4.3cm" svg:y2="9.2cm">
          <text:p/>
        </draw:line>
        <draw:line draw:style-name="gr2" draw:text-style-name="P1" draw:layer="layout" svg:x1="10.2cm" svg:y1="5cm" svg:x2="10.2cm" svg:y2="9.2cm">
          <text:p/>
        </draw:line>
        <draw:line draw:style-name="gr2" draw:text-style-name="P1" draw:layer="layout" svg:x1="11.9cm" svg:y1="3.6cm" svg:x2="16.3cm" svg:y2="9.1cm">
          <text:p/>
        </draw:line>
        <draw:line draw:style-name="gr2" draw:text-style-name="P1" draw:layer="layout" svg:x1="6.1cm" svg:y1="10.9cm" svg:x2="8.4cm" svg:y2="10.9cm">
          <text:p/>
        </draw:line>
        <draw:line draw:style-name="gr2" draw:text-style-name="P1" draw:layer="layout" svg:x1="11.9cm" svg:y1="10.9cm" svg:x2="15cm" svg:y2="10.9cm">
          <text:p/>
        </draw:line>
        <draw:connector draw:style-name="gr3" draw:text-style-name="P1" draw:layer="layout" svg:x1="4.35cm" svg:y1="12.6cm" svg:x2="16.65cm" svg:y2="12.5cm" draw:start-shape="id1" draw:start-glue-point="8" draw:end-shape="id2" draw:end-glue-point="8" svg:d="M4350 12600v502h12300v-602" svg:viewBox="0 0 12301 6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08:53:38.902000000</meta:creation-date>
    <dc:date>2014-10-22T15:50:57.019000000</dc:date>
    <meta:editing-duration>PT8M7S</meta:editing-duration>
    <meta:editing-cycles>3</meta:editing-cycles>
    <meta:generator>LibreOffice/4.2.5.2$Windows_x86 LibreOffice_project/61cb170a04bb1f12e77c884eab9192be736ec5f5</meta:generator>
    <meta:document-statistic meta:object-count="10"/>
  </office:meta>
</office:document-meta>
</file>